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1"/>
    <style:style style:name="P2" style:family="paragraph" style:parent-style-name="Preformatted_20_Text" style:list-style-name="L1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4" style:family="paragraph" style:parent-style-name="Preformatted_20_Text" style:list-style-name="L2"/>
    <style:style style:name="P5" style:family="paragraph" style:parent-style-name="Preformatted_20_Text" style:list-style-name="L2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6" style:family="paragraph" style:parent-style-name="Preformatted_20_Text" style:list-style-name="L3"/>
    <style:style style:name="P7" style:family="paragraph" style:parent-style-name="Preformatted_20_Text" style:list-style-name="L3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8" style:family="paragraph" style:parent-style-name="Preformatted_20_Text" style:list-style-name="L4"/>
    <style:style style:name="P9" style:family="paragraph" style:parent-style-name="Preformatted_20_Text" style:list-style-name="L4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0" style:family="paragraph" style:parent-style-name="Preformatted_20_Text" style:list-style-name="L5"/>
    <style:style style:name="P11" style:family="paragraph" style:parent-style-name="Preformatted_20_Text" style:list-style-name="L5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 style:list-style-name="L5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You can disable a specific key in Ubuntu using <text:span text:style-name="Source_20_Text">xmodmap</text:span> or <text:span text:style-name="Source_20_Text">setxkbmap</text:span>. Here are a few methods:</text:p>
      <text:h text:style-name="Heading_20_3" text:outline-level="3"><text:span text:style-name="Strong_20_Emphasis">Method 1: Using xmodmap (Temporary)</text:span></text:h>
      <text:list text:style-name="L1">
        <text:list-item>
          <text:p text:style-name="P12">Open a terminal (<text:span text:style-name="Source_20_Text">Ctrl + Alt + T</text:span>).</text:p>
        </text:list-item>
        <text:list-item>
          <text:p text:style-name="P12">Find the keycode of the key you want to disable:</text:p>
          <text:p text:style-name="P1">bash</text:p>
          <text:p text:style-name="P2"><text:span text:style-name="Source_20_Text">xev | grep keycode</text:span></text:p>
          <text:p text:style-name="P12">Press the key you want to disable, and note the keycode displayed.</text:p>
        </text:list-item>
        <text:list-item>
          <text:p text:style-name="P12">Disable the key using:</text:p>
          <text:p text:style-name="P1">bash</text:p>
          <text:p text:style-name="P2"><text:span text:style-name="Source_20_Text">xmodmap -e "keycode &lt;KEYCODE&gt; ="</text:span></text:p>
          <text:p text:style-name="P12">Replace <text:span text:style-name="Source_20_Text">&lt;KEYCODE&gt;</text:span> with the key's keycode.</text:p>
        </text:list-item>
      </text:list>
      <text:p text:style-name="Text_20_body">To restore the key, restart your session or run:</text:p>
      <text:p text:style-name="Preformatted_20_Text">bash</text:p>
      <text:p text:style-name="P3"><text:span text:style-name="Source_20_Text">xmodmap -e "keycode &lt;KEYCODE&gt; = &lt;KEYSYMBOL&gt;"</text:span></text:p>
      <text:h text:style-name="Heading_20_3" text:outline-level="3"><text:span text:style-name="Strong_20_Emphasis">Method 2: Using setxkbmap (Temporary)</text:span></text:h>
      <text:p text:style-name="Text_20_body">You can also disable a key using:</text:p>
      <text:p text:style-name="Preformatted_20_Text">bash</text:p>
      <text:p text:style-name="P3"><text:span text:style-name="Source_20_Text">setxkbmap -option "keycode:&lt;KEYCODE&gt;=NoSymbol"</text:span></text:p>
      <text:h text:style-name="Heading_20_3" text:outline-level="3"><text:span text:style-name="Strong_20_Emphasis">Method 3: Making it Permanent</text:span></text:h>
      <text:p text:style-name="Text_20_body">To disable the key permanently:</text:p>
      <text:list text:style-name="L2">
        <text:list-item>
          <text:p text:style-name="P13">Create a <text:span text:style-name="Source_20_Text">.Xmodmap</text:span> file in your home directory:</text:p>
          <text:p text:style-name="P4">bash</text:p>
          <text:p text:style-name="P5"><text:span text:style-name="Source_20_Text">nano ~/.Xmodmap</text:span></text:p>
        </text:list-item>
        <text:list-item>
          <text:p text:style-name="P13">Add this line:</text:p>
          <text:p text:style-name="P4">bash</text:p>
          <text:p text:style-name="P5"><text:span text:style-name="Source_20_Text">keycode &lt;KEYCODE&gt; =</text:span></text:p>
        </text:list-item>
        <text:list-item>
          <text:p text:style-name="P13">Save and exit (<text:span text:style-name="Source_20_Text">Ctrl + X</text:span>, then <text:span text:style-name="Source_20_Text">Y</text:span>, then <text:span text:style-name="Source_20_Text">Enter</text:span>).</text:p>
        </text:list-item>
        <text:list-item>
          <text:p text:style-name="P13">Load the changes:</text:p>
          <text:p text:style-name="P4">bash</text:p>
          <text:p text:style-name="P5"><text:span text:style-name="Source_20_Text">xmodmap ~/.Xmodmap</text:span></text:p>
        </text:list-item>
      </text:list>
      <text:h text:style-name="Heading_20_3" text:outline-level="3"><text:span text:style-name="Strong_20_Emphasis">Method 4: Using </text:span><text:span text:style-name="Strong_20_Emphasis"><text:span text:style-name="Source_20_Text">udev</text:span></text:span><text:span text:style-name="Strong_20_Emphasis"> Rules (Permanent, System-wide)</text:span></text:h>
      <text:list text:style-name="L3">
        <text:list-item>
          <text:p text:style-name="P14">Find the device name:</text:p>
          <text:p text:style-name="P6">bash</text:p>
          <text:p text:style-name="P7"><text:soft-page-break/><text:span text:style-name="Source_20_Text">xinput list</text:span></text:p>
        </text:list-item>
        <text:list-item>
          <text:p text:style-name="P14">Get the device ID and disable the key using:</text:p>
          <text:p text:style-name="P6">bash</text:p>
          <text:p text:style-name="P7"><text:span text:style-name="Source_20_Text">xinput set-int-prop &lt;DEVICE_ID&gt; "Device Enabled" 8 0</text:span></text:p>
        </text:list-item>
      </text:list>
      <text:p text:style-name="Text_20_body">Would you like to disable a specific key?</text:p>
      <text:h text:style-name="Heading_20_5" text:outline-level="5">You said:</text:h>
      <text:p text:style-name="Text_20_body">I want to disable my '8' key in my numberpad of my laptop.</text:p>
      <text:h text:style-name="Heading_20_6" text:outline-level="6">ChatGPT said:</text:h>
      <text:p text:style-name="Text_20_body">You can disable the <text:span text:style-name="Strong_20_Emphasis">'8' key</text:span> on your laptop's <text:span text:style-name="Strong_20_Emphasis">numpad</text:span> using <text:span text:style-name="Source_20_Text">xmodmap</text:span>. Here's how:</text:p>
      <text:h text:style-name="Heading_20_3" text:outline-level="3"><text:span text:style-name="Strong_20_Emphasis">Step 1: Find the Keycode</text:span></text:h>
      <text:list text:style-name="L4">
        <text:list-item>
          <text:p text:style-name="P15">Open a terminal (<text:span text:style-name="Source_20_Text">Ctrl + Alt + T</text:span>).</text:p>
        </text:list-item>
        <text:list-item>
          <text:p text:style-name="P15">Run:</text:p>
          <text:p text:style-name="P8">bash</text:p>
          <text:p text:style-name="P9"><text:span text:style-name="Source_20_Text">xev | grep keycode</text:span></text:p>
        </text:list-item>
        <text:list-item>
          <text:p text:style-name="P15">Press the <text:span text:style-name="Strong_20_Emphasis">'8' key</text:span> on the <text:span text:style-name="Strong_20_Emphasis">numpad</text:span> and note the keycode (it is usually <text:span text:style-name="Strong_20_Emphasis">up to 80–90 range</text:span>, but confirm it).</text:p>
        </text:list-item>
      </text:list>
      <text:h text:style-name="Heading_20_3" text:outline-level="3"><text:span text:style-name="Strong_20_Emphasis">Step 2: Disable the Key (Temporary)</text:span></text:h>
      <text:p text:style-name="Text_20_body">Run:</text:p>
      <text:p text:style-name="Preformatted_20_Text">bash</text:p>
      <text:p text:style-name="P3"><text:span text:style-name="Source_20_Text">xmodmap -e "keycode &lt;KEYCODE&gt; ="</text:span></text:p>
      <text:p text:style-name="Text_20_body">Replace <text:span text:style-name="Source_20_Text">&lt;KEYCODE&gt;</text:span> with the actual keycode from Step 1.</text:p>
      <text:h text:style-name="Heading_20_3" text:outline-level="3"><text:span text:style-name="Strong_20_Emphasis">Step 3: Make it Permanent</text:span></text:h>
      <text:list text:style-name="L5">
        <text:list-item>
          <text:p text:style-name="P16">Open the <text:span text:style-name="Source_20_Text">.Xmodmap</text:span> file:</text:p>
          <text:p text:style-name="P10">bash</text:p>
          <text:p text:style-name="P11"><text:span text:style-name="Source_20_Text">nano ~/.Xmodmap</text:span></text:p>
        </text:list-item>
        <text:list-item>
          <text:p text:style-name="P16">Add this line:</text:p>
          <text:p text:style-name="P10">bash</text:p>
          <text:p text:style-name="P11"><text:span text:style-name="Source_20_Text">keycode &lt;KEYCODE&gt; =</text:span></text:p>
        </text:list-item>
        <text:list-item>
          <text:p text:style-name="P16">Save the file (<text:span text:style-name="Source_20_Text">Ctrl + X</text:span>, then <text:span text:style-name="Source_20_Text">Y</text:span>, then <text:span text:style-name="Source_20_Text">Enter</text:span>).</text:p>
        </text:list-item>
        <text:list-item>
          <text:p text:style-name="P16">Apply the changes:</text:p>
          <text:p text:style-name="P10">bash</text:p>
          <text:p text:style-name="P11"><text:span text:style-name="Source_20_Text">xmodmap ~/.Xmodmap</text:span></text:p>
        </text:list-item>
      </text:list>
      <text:p text:style-name="Text_20_body">Now, the <text:span text:style-name="Strong_20_Emphasis">'8' key</text:span> on your <text:span text:style-name="Strong_20_Emphasis">numpad</text:span> should be disabled.</text:p>
      <text:p text:style-name="Text_20_body">Let me know if you need further help! 😊</text:p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Noto Sans Devanagari1" style:font-family-complex="'Noto Sans Devanagari'" style:font-family-generic-complex="system" style:font-pitch-complex="variable" style:font-size-complex="7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9:27:58.298451487</meta:creation-date>
    <dc:date>2025-03-24T19:41:23.094532436</dc:date>
    <meta:editing-duration>PT13M21S</meta:editing-duration>
    <meta:editing-cycles>14</meta:editing-cycles>
    <meta:generator>LibreOffice/24.2.7.2$Linux_X86_64 LibreOffice_project/420$Build-2</meta:generator>
    <meta:document-statistic meta:table-count="0" meta:image-count="0" meta:object-count="0" meta:page-count="3" meta:paragraph-count="66" meta:word-count="352" meta:character-count="1869" meta:non-whitespace-character-count="1600"/>
  </office:meta>
</office:document-meta>
</file>